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 Sans1" svg:font-family="'Liberation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IPAPMincho" svg:font-family="IPAPMincho" style:font-family-generic="system" style:font-pitch="variable"/>
    <style:font-face style:name="Liberation Sans" svg:font-family="'Liberation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line-break/><text:line-break/></text:p>
      <text:p text:style-name="Standard">👾</text:p>
      <text:p text:style-name="Standard">👾</text:p>
      <text:p text:style-name="Standard">👾</text:p>
      <text:p text:style-name="Standard">👾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 Sans1" svg:font-family="'Liberation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IPAPMincho" svg:font-family="IPAPMincho" style:font-family-generic="system" style:font-pitch="variable"/>
    <style:font-face style:name="Liberation Sans" svg:font-family="'Liberation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IPAPMincho" style:font-size-asian="12pt" style:language-asian="zh" style:country-asian="CN" style:font-name-complex="Liberation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IPAPMincho" style:font-size-asian="14pt" style:font-name-complex="Liberation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iberation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iberation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iberation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15T18:51:20</meta:creation-date>
    <dc:date>2024-09-15T19:01:05</dc:date>
    <meta:editing-duration>PT4M43S</meta:editing-duration>
    <meta:editing-cycles>2</meta:editing-cycles>
    <meta:generator>AndrOpen_Office/5.4.8$Unix OpenOffice.org_project/4115m2$Build-9813</meta:generator>
    <meta:document-statistic meta:table-count="0" meta:image-count="0" meta:object-count="0" meta:page-count="1" meta:paragraph-count="5" meta:word-count="4" meta:character-count="16"/>
  </office:meta>
</office:document-meta>
</file>